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355cm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8cm" svg:height="14.605cm" svg:x="1.635cm" svg:y="4.175cm">
          <draw:text-box>
            <text:p text:style-name="P1"><text:span text:style-name="T1">Diagnosis 1 </text:span></text:p>
            <text:p text:style-name="P1"><text:span text:style-name="T2">Always contains </text:span><text:span text:style-name="T3">Evidence A</text:span><text:span text:style-name="T2">, </text:span><text:span text:style-name="T3">Evidence B</text:span><text:span text:style-name="T2"> and </text:span><text:span text:style-name="T3">Evidence C</text:span><text:span text:style-name="T2">. </text:span><text:span text:style-name="T3">Evidence D</text:span><text:span text:style-name="T2"> maybe present, if so it usually adds to the argument that patient has </text:span><text:span text:style-name="T3">Diagnosis 1</text:span></text:p>
            <text:p text:style-name="P1"><text:span text:style-name="T3"/></text:p>
            <text:p text:style-name="P1"><text:span text:style-name="T4">Diagnosis 2</text:span></text:p>
            <text:p text:style-name="P1"><text:span text:style-name="T2">This diagnosis occurs when </text:span><text:span text:style-name="T5">Evidence A </text:span><text:span text:style-name="T6">and</text:span><text:span text:style-name="T5"> Evidence F</text:span><text:span text:style-name="T6"> is observed. </text:span></text:p>
            <text:p text:style-name="P1"><text:span text:style-name="T5"/></text:p>
            <text:p text:style-name="P1"><text:span text:style-name="T7">Diagnosis 3</text:span></text:p>
            <text:p text:style-name="P1"><text:span text:style-name="T5">Evidence B</text:span><text:span text:style-name="T6"> and </text:span><text:span text:style-name="T5">Evidence E </text:span><text:span text:style-name="T6"><text:s/>are always present. There also has to be either </text:span><text:span text:style-name="T5">Evidence J </text:span><text:span text:style-name="T6">or </text:span><text:span text:style-name="T5">Evidence K.</text:span></text:p>
            <text:p text:style-name="P1"><text:span text:style-name="T5"/></text:p>
            <text:p text:style-name="P1"><text:span text:style-name="T7">Diagnosis 4</text:span></text:p>
            <text:p text:style-name="P1"><text:span text:style-name="T6">This is similar to </text:span><text:span text:style-name="T5">Diagnosis 1</text:span><text:span text:style-name="T6">. </text:span><text:span text:style-name="T5">Evidence A</text:span><text:span text:style-name="T6"> and </text:span><text:span text:style-name="T5">Evidence B</text:span><text:span text:style-name="T6"> are always present, however </text:span><text:span text:style-name="T5">Evidence G</text:span><text:span text:style-name="T6"> has to be present to call it </text:span><text:span text:style-name="T5">Diagnosis 4</text:span></text:p>
            <text:p text:style-name="P1"><text:span text:style-name="T5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 </text:span><text:s/></text:p>
          </draw:text-box>
        </draw:frame>
        <draw:frame draw:style-name="gr2" draw:text-style-name="P2" draw:layer="layout" svg:width="18.415cm" svg:height="2.79cm" svg:x="1.635cm" svg:y="1.635cm">
          <draw:text-box>
            <text:p text:style-name="P2"><text:span text:style-name="T8">PRO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07-15T10:48:29</meta:creation-date>
    <dc:date>2008-07-15T11:06:38</dc:date>
    <meta:editing-duration>PT00H18M12S</meta:editing-duration>
    <meta:editing-cycles>2</meta:editing-cycles>
    <meta:generator>OpenOffice.org/3.0_Beta$Linux OpenOffice.org_project/300m2$Build-9301</meta:generator>
    <meta:document-statistic meta:object-count="2"/>
  </office:meta>
</office:document-meta>
</file>